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F000000284A4CBCB4557F41FF.png" manifest:media-type="image/png"/>
  <manifest:file-entry manifest:full-path="Pictures/1000020100000144000000ED7383DF86AD7694C6.png" manifest:media-type="image/png"/>
  <manifest:file-entry manifest:full-path="Pictures/10000201000000FC000001CA0ECA4311CBDC08CD.png" manifest:media-type="image/png"/>
  <manifest:file-entry manifest:full-path="Pictures/10000201000001510000014C91C3876A90EA6651.png" manifest:media-type="image/png"/>
  <manifest:file-entry manifest:full-path="Pictures/10000201000000FE0000013FBCDE5EBEF8F51AAE.png" manifest:media-type="image/png"/>
  <manifest:file-entry manifest:full-path="Pictures/100002010000015900000072680D7688AF5E4864.png" manifest:media-type="image/png"/>
  <manifest:file-entry manifest:full-path="Pictures/1000020100000371000001B3EA142E870BA6D308.png" manifest:media-type="image/png"/>
  <manifest:file-entry manifest:full-path="Pictures/10000201000002A90000005B3B4C1717BCBB88C6.png" manifest:media-type="image/png"/>
  <manifest:file-entry manifest:full-path="Pictures/10000201000001AF0000005F425D6BCE3D1313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f8ce"/>
    </style:style>
    <style:style style:name="P2" style:family="paragraph" style:parent-style-name="Standard">
      <style:text-properties officeooo:paragraph-rsid="000d95f2"/>
    </style:style>
    <style:style style:name="P3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officeooo:rsid="00039f3a" officeooo:paragraph-rsid="00039f3a" style:font-size-asian="14pt" style:font-size-complex="14pt"/>
    </style:style>
    <style:style style:name="P6" style:family="paragraph" style:parent-style-name="Standard">
      <style:text-properties style:font-name="Arial" fo:font-size="14pt" officeooo:paragraph-rsid="000d95f2" style:font-size-asian="14pt" style:font-size-complex="14pt"/>
    </style:style>
    <style:style style:name="P7" style:family="paragraph" style:parent-style-name="Standard">
      <style:text-properties style:font-name="Arial" fo:font-size="14pt" officeooo:rsid="000b0e43" officeooo:paragraph-rsid="000b0e43" style:font-size-asian="14pt" style:font-size-complex="14pt"/>
    </style:style>
    <style:style style:name="P8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9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10" style:family="paragraph" style:parent-style-name="Standard">
      <style:text-properties fo:color="#000000" fo:font-style="normal" officeooo:rsid="000ebd9a" officeooo:paragraph-rsid="000ebd9a" style:font-style-asian="normal" style:font-style-complex="normal"/>
    </style:style>
    <style:style style:name="P11" style:family="paragraph" style:parent-style-name="Standard">
      <style:text-properties fo:font-weight="bold" officeooo:rsid="000e2093" officeooo:paragraph-rsid="000e2093" style:font-weight-asian="bold" style:font-weight-complex="bold"/>
    </style:style>
    <style:style style:name="P12" style:family="paragraph" style:parent-style-name="Standard">
      <style:text-properties style:font-name="Arial" fo:font-size="14pt" officeooo:rsid="00039f3a" officeooo:paragraph-rsid="000d95f2" style:font-size-asian="14pt" style:font-size-complex="14pt"/>
    </style:style>
    <style:style style:name="P13" style:family="paragraph" style:parent-style-name="Standard">
      <style:text-properties style:font-name="Arial" fo:font-size="14pt" officeooo:paragraph-rsid="000bf8ce" style:font-size-asian="14pt" style:font-size-complex="14pt"/>
    </style:style>
    <style:style style:name="P14" style:family="paragraph" style:parent-style-name="Standard">
      <style:text-properties style:font-name="Arial" fo:font-size="14pt" officeooo:rsid="000ebd9a" officeooo:paragraph-rsid="000ebd9a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119731" officeooo:paragraph-rsid="0011973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119731" officeooo:paragraph-rsid="0012e643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variant="normal" fo:text-transform="none" fo:color="#000000" style:font-name="Arial" fo:font-size="14pt" fo:letter-spacing="normal" fo:font-style="normal" fo:font-weight="normal" officeooo:rsid="000ebd9a" officeooo:paragraph-rsid="000ebd9a" style:font-size-asian="14pt" style:font-style-asian="normal" style:font-size-complex="14pt" style:font-style-complex="normal"/>
    </style:style>
    <style:style style:name="P19" style:family="paragraph" style:parent-style-name="Standard">
      <style:text-properties fo:font-variant="normal" fo:text-transform="none" fo:color="#3465a4" style:font-name="Arial" fo:font-size="14pt" fo:letter-spacing="normal" fo:font-style="normal" fo:font-weight="normal" officeooo:rsid="000d95f2" officeooo:paragraph-rsid="000d95f2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4d9ae"/>
    </style:style>
    <style:style style:name="P21" style:family="paragraph" style:parent-style-name="Standard">
      <style:paragraph-properties fo:text-align="start" style:justify-single-word="false"/>
      <style:text-properties officeooo:paragraph-rsid="0016b831"/>
    </style:style>
    <style:style style:name="P22" style:family="paragraph" style:parent-style-name="Standard">
      <style:paragraph-properties fo:text-align="start" style:justify-single-word="false"/>
      <style:text-properties officeooo:paragraph-rsid="00185f7d"/>
    </style:style>
    <style:style style:name="P23" style:family="paragraph" style:parent-style-name="Standard">
      <style:paragraph-properties fo:text-align="start" style:justify-single-word="false"/>
      <style:text-properties officeooo:paragraph-rsid="00199e6d"/>
    </style:style>
    <style:style style:name="P24" style:family="paragraph" style:parent-style-name="Standard">
      <style:paragraph-properties fo:text-align="start" style:justify-single-word="false"/>
      <style:text-properties officeooo:rsid="0014d9ae" officeooo:paragraph-rsid="0014d9ae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4d9ae" officeooo:paragraph-rsid="0014d9ae"/>
    </style:style>
    <style:style style:name="P26" style:family="paragraph" style:parent-style-name="Standard">
      <style:paragraph-properties fo:text-align="start" style:justify-single-word="false"/>
      <style:text-properties officeooo:rsid="0016b831" officeooo:paragraph-rsid="0016b831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6b831" officeooo:paragraph-rsid="0016b831"/>
    </style:style>
    <style:style style:name="P28" style:family="paragraph" style:parent-style-name="Standard">
      <style:paragraph-properties fo:text-align="start" style:justify-single-word="false"/>
      <style:text-properties officeooo:rsid="00185f7d" officeooo:paragraph-rsid="00185f7d"/>
    </style:style>
    <style:style style:name="P29" style:family="paragraph" style:parent-style-name="Standard">
      <style:paragraph-properties fo:text-align="start" style:justify-single-word="false"/>
      <style:text-properties officeooo:rsid="001b3c4f" officeooo:paragraph-rsid="001b3c4f"/>
    </style:style>
    <style:style style:name="P30" style:family="paragraph" style:parent-style-name="Standard">
      <style:paragraph-properties fo:text-align="justify" style:justify-single-word="false"/>
      <style:text-properties officeooo:paragraph-rsid="001b3c4f"/>
    </style:style>
    <style:style style:name="P31" style:family="paragraph" style:parent-style-name="Standard">
      <style:paragraph-properties fo:text-align="justify" style:justify-single-word="false"/>
      <style:text-properties fo:font-style="italic" officeooo:rsid="001b3c4f" officeooo:paragraph-rsid="001b3c4f" style:font-style-asian="italic" style:font-style-complex="italic"/>
    </style:style>
    <style:style style:name="P32" style:family="paragraph" style:parent-style-name="Text_20_body">
      <style:text-properties officeooo:paragraph-rsid="00199e6d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  <style:style style:name="T3" style:family="text">
      <style:text-properties officeooo:rsid="000d95f2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officeooo:rsid="000bf8ce" style:font-size-asian="14pt" style:font-size-complex="14pt"/>
    </style:style>
    <style:style style:name="T6" style:family="text">
      <style:text-properties style:font-name="Arial" fo:font-size="14pt" officeooo:rsid="000d95f2" style:font-size-asian="14pt" style:font-size-complex="14pt"/>
    </style:style>
    <style:style style:name="T7" style:family="text">
      <style:text-properties style:font-name="Arial" fo:font-size="14pt" fo:font-style="normal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Arial" fo:font-size="14pt" fo:font-style="normal" style:text-underline-style="none" fo:font-weight="normal" officeooo:rsid="0012e64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Arial" fo:font-size="14pt" fo:font-style="normal" style:text-underline-style="none" fo:font-weight="normal" officeooo:rsid="0014d9a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rial" fo:font-size="14pt" fo:font-style="normal" style:text-underline-style="none" fo:font-weight="normal" officeooo:rsid="0016b83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Arial" fo:font-size="14pt" fo:font-style="normal" style:text-underline-style="none" fo:font-weight="normal" officeooo:rsid="00185f7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Arial" fo:font-size="14pt" fo:font-style="normal" style:text-underline-style="none" fo:font-weight="normal" officeooo:rsid="00199e6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Arial" fo:font-size="14pt" fo:font-style="italic" fo:font-weight="normal" officeooo:rsid="0012e643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Arial" fo:font-size="14pt" fo:font-style="italic" style:text-underline-style="none" fo:font-weight="normal" officeooo:rsid="00185f7d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officeooo:rsid="000d95f2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style:font-name="Arial" fo:font-size="14pt" fo:letter-spacing="normal" fo:font-style="normal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fo:color="#000000" style:font-name="Arial" fo:font-size="14pt" fo:letter-spacing="normal" fo:font-style="normal" officeooo:rsid="000d95f2" style:font-size-asian="14pt" style:font-style-asian="normal" style:font-size-complex="14pt" style:font-style-complex="normal"/>
    </style:style>
    <style:style style:name="T20" style:family="text">
      <style:text-properties fo:font-variant="normal" fo:text-transform="none" fo:color="#000000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font-name="Arial" fo:font-size="14pt" fo:letter-spacing="normal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font-name="Arial" fo:font-size="14pt" fo:letter-spacing="normal" fo:font-style="normal" style:text-underline-style="none" fo:font-weight="normal" officeooo:rsid="001b3c4f" fo:background-color="transparent" loext:char-shading-value="0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style:font-name="Arial" fo:font-size="14pt" fo:letter-spacing="normal" fo:font-style="normal" style:text-underline-style="solid" style:text-underline-width="auto" style:text-underline-color="font-color" fo:font-weight="normal" officeooo:rsid="001b3c4f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style:font-name="Arial" fo:font-size="14pt" fo:letter-spacing="normal" fo:font-style="italic" style:text-underline-style="none" fo:font-weight="normal" officeooo:rsid="001b3c4f" fo:background-color="transparent" loext:char-shading-value="0" style:font-name-asian="Noto Sans Mono CJK SC" style:font-size-asian="14pt" style:font-style-asian="italic" style:font-weight-asian="normal" style:font-name-complex="Liberation Mono" style:font-size-complex="14pt" style:font-style-complex="italic" style:font-weight-complex="normal" loext:padding="0cm" loext:border="none"/>
    </style:style>
    <style:style style:name="T45" style:family="text">
      <style:text-properties fo:font-variant="normal" fo:text-transform="none" fo:color="#000000" style:font-name="Arial" fo:font-size="14pt" fo:letter-spacing="normal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3465a4" style:font-name="Arial" fo:font-size="14pt" fo:letter-spacing="normal" fo:font-style="italic" fo:font-weight="normal" style:font-size-asian="14pt" style:font-style-asian="italic" style:font-size-complex="14pt" style:font-style-complex="italic"/>
    </style:style>
    <style:style style:name="T47" style:family="text">
      <style:text-properties fo:font-variant="normal" fo:text-transform="none" fo:color="#3465a4" style:font-name="Arial" fo:font-size="14pt" fo:letter-spacing="normal" fo:font-style="italic" fo:font-weight="normal" officeooo:rsid="000d95f2" style:font-size-asian="14pt" style:font-style-asian="italic" style:font-size-complex="14pt" style:font-style-complex="italic"/>
    </style:style>
    <style:style style:name="T48" style:family="text">
      <style:text-properties fo:font-variant="normal" fo:text-transform="none" style:font-name="Arial" fo:font-size="14pt" fo:letter-spacing="normal" fo:font-weight="normal" style:font-size-asian="14pt" style:font-size-complex="14pt"/>
    </style:style>
    <style:style style:name="T49" style:family="text">
      <style:text-properties fo:font-variant="normal" fo:text-transform="none" style:font-name="Arial" fo:font-size="14pt" fo:letter-spacing="normal" fo:font-weight="normal" officeooo:rsid="000d95f2" style:font-size-asian="14pt" style:font-size-complex="14pt"/>
    </style:style>
    <style:style style:name="T50" style:family="text">
      <style:text-properties fo:font-variant="normal" fo:text-transform="none" fo:color="#ebeae7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ebeae7" style:font-name="Arial" fo:font-size="14pt" fo:letter-spacing="normal" fo:font-style="normal" style:text-underline-style="none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2" style:family="text">
      <style:text-properties fo:font-variant="normal" fo:text-transform="none" fo:color="#5bb7ff" style:font-name="Arial" fo:font-size="14pt" fo:letter-spacing="normal" fo:font-style="normal" style:text-underline-style="solid" style:text-underline-width="auto" style:text-underline-color="font-color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3" style:family="text">
      <style:text-properties fo:font-variant="normal" fo:text-transform="none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style:font-name="Arial" fo:font-size="14pt" fo:letter-spacing="normal" fo:font-style="normal" style:text-underline-style="none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5" style:family="text">
      <style:text-properties fo:font-variant="normal" fo:text-transform="none" style:font-name="Arial" fo:font-size="14pt" fo:letter-spacing="normal" fo:font-style="normal" style:text-underline-style="solid" style:text-underline-width="auto" style:text-underline-color="font-color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6" style:family="text">
      <style:text-properties fo:font-variant="normal" fo:text-transform="none" fo:color="#c9211e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c9211e" style:font-name="Arial" fo:font-size="14pt" fo:letter-spacing="normal" fo:font-style="normal" style:text-underline-style="none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8" style:family="text">
      <style:text-properties fo:font-variant="normal" fo:text-transform="none" fo:color="#c9211e" style:font-name="Arial" fo:font-size="14pt" fo:letter-spacing="normal" fo:font-style="normal" style:text-underline-style="solid" style:text-underline-width="auto" style:text-underline-color="font-color" fo:font-weight="normal" fo:background-color="#3e4244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9" style:family="text">
      <style:text-properties officeooo:rsid="000ebd9a"/>
    </style:style>
    <style:style style:name="T60" style:family="text">
      <style:text-properties officeooo:rsid="0012e643"/>
    </style:style>
    <style:style style:name="T61" style:family="text">
      <style:text-properties fo:font-style="italic" officeooo:rsid="0012e643" style:font-style-asian="italic" style:font-style-complex="italic"/>
    </style:style>
    <style:style style:name="T6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1b3c4f"/>
    </style:style>
    <style:style style:name="T64" style:family="text">
      <style:text-properties fo:color="#ebeae7" style:font-name="Arial" fo:font-size="14pt" fo:letter-spacing="normal" fo:font-style="italic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5" style:family="text">
      <style:text-properties style:font-name="Arial" fo:font-size="14pt" fo:letter-spacing="normal" fo:font-style="italic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6" style:family="text">
      <style:text-properties fo:color="#c9211e" style:font-name="Arial" fo:font-size="14pt" fo:letter-spacing="normal" fo:font-style="italic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7" style:family="text">
      <style:text-properties fo:color="#000000" style:font-name="Arial" fo:font-size="14pt" fo:letter-spacing="normal" fo:font-style="italic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8" style:family="text">
      <style:text-properties fo:color="#000000" style:font-name="Arial" fo:font-size="14pt" fo:letter-spacing="normal" fo:font-style="italic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9" style:family="text">
      <style:text-properties fo:color="#000000" style:font-name="Arial" fo:font-size="14pt" fo:letter-spacing="normal" fo:font-style="italic" style:text-underline-style="none" fo:font-weight="normal" fo:background-color="#ffff00" loext:char-shading-value="0" style:font-size-asian="14pt" style:font-weight-asian="normal" style:font-size-complex="14pt" style:font-weight-complex="normal" loext:padding="0cm" loext:border="none"/>
    </style:style>
    <style:style style:name="T70" style:family="text">
      <style:text-properties fo:color="#000000" style:font-name="Arial" fo:font-size="14pt" fo:letter-spacing="normal" fo:font-style="italic" style:text-underline-style="none" fo:font-weight="normal" fo:background-color="#ffff00" loext:char-shading-value="0" style:font-size-asian="14pt" style:font-weight-asian="normal" style:font-size-complex="14pt" style:font-weight-complex="normal" loext:padding="0cm" loext:border="none"/>
    </style:style>
    <style:style style:name="T71" style:family="text">
      <style:text-properties fo:color="#000000" style:font-name="Arial" fo:font-size="14pt" fo:letter-spacing="normal" fo:font-style="italic" style:text-underline-style="none" fo:font-weight="normal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72" style:family="text">
      <style:text-properties fo:color="#000000" style:font-name="Arial" fo:font-size="14pt" fo:letter-spacing="normal" fo:font-style="italic" style:text-underline-style="none" fo:font-weight="normal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73" style:family="text">
      <style:text-properties fo:color="#000000" style:font-name="Arial" fo:font-size="14pt" fo:letter-spacing="normal" fo:font-style="italic" style:text-underline-style="none" fo:font-weight="normal" officeooo:rsid="001b3c4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CRIPT</text:p>
      <text:p text:style-name="P4"/>
      <text:p text:style-name="P5">O que o JavaScript faz?</text:p>
      <text:p text:style-name="P12">Quase tudo. </text:p>
      <text:p text:style-name="P6"/>
      <text:p text:style-name="P6"><text:span text:style-name="T1">O proposito da criação do JS foi para o client side, mas com a evolução da linguagem ela também roda no serve side <text:s/></text:span><text:span text:style-name="T3">e também no </text:span><text:span text:style-name="T1">mobile. </text:span><text:span text:style-name="T2">Bibliotecas e Frameworks baseados em JavaScript: Jquery, angular, react, react native, vue, electron, ionic </text:span><text:span text:style-name="T59">entre outros</text:span><text:span text:style-name="T2">. Node js serve para rodar o JS fora do browser </text:span><text:span text:style-name="T3">e utilizado para rodar no serve side.</text:span><text:span text:style-name="T2"> </text:span></text:p>
      <text:p text:style-name="P6"/>
      <text:p text:style-name="P7">(Todos os arquivos vão está no github).</text:p>
      <text:p text:style-name="P1"><text:span text:style-name="T5">Sites de referencia: </text:span><text:a xlink:type="simple" xlink:href="https://developer.mozilla.org/pt-BR/docs/Web/JavaScript" text:style-name="Internet_20_link" text:visited-style-name="Visited_20_Internet_20_Link"><text:span text:style-name="T4">https://developer.mozilla.org/pt-BR/docs/Web/JavaScript</text:span></text:a><text:span text:style-name="T5"> e </text:span><text:a xlink:type="simple" xlink:href="https://www.ecma-international.org/" text:style-name="Internet_20_link" text:visited-style-name="Visited_20_Internet_20_Link"><text:span text:style-name="T4">https://www.ecma-international.org/</text:span></text:a><text:span text:style-name="T4"> </text:span></text:p>
      <text:p text:style-name="P8"/>
      <text:p text:style-name="P2"><text:span text:style-name="T6">Nesse curso vamos utilizar o Chrome, VS code e Node.js. Para instalar o node usa-se esse comando: </text:span><text:span text:style-name="T46">sudo apt install nodejs </text:span></text:p>
      <text:p text:style-name="P2"><text:span text:style-name="T17">para instalar o npm: </text:span><text:span text:style-name="T47">sudo apt install npm</text:span></text:p>
      <text:p text:style-name="P17">Para verificar se foi instalado e a versão eu uso o nodejs –version</text:p>
      <text:p text:style-name="P17"/>
      <text:p text:style-name="P11"><text:span text:style-name="T19">A</text:span><text:span text:style-name="T18">ula #04</text:span></text:p>
      <text:p text:style-name="P19"/>
      <text:p text:style-name="P10"><text:span text:style-name="T49">O</text:span><text:span text:style-name="T48">s scripts quando feito nas mesma páginas ficam no final da página.</text:span></text:p>
      <text:p text:style-name="P18">Primeiros comandos com window</text:p>
      <text:p text:style-name="P18"><draw:frame draw:style-name="fr1" draw:name="Image1" text:anchor-type="char" svg:width="11.404cm" svg:height="2.514cm" draw:z-index="0"><draw:image xlink:href="Pictures/10000201000001AF0000005F425D6BCE3D13138A.png" xlink:type="simple" xlink:show="embed" xlink:actuate="onLoad" loext:mime-type="image/png"/></draw:frame></text:p>
      <text:p text:style-name="Text_20_body"><text:line-break/></text:p>
      <text:p text:style-name="P8"/>
      <text:p text:style-name="P9"/>
      <text:p text:style-name="P9">cada comando é responsável por apresentar uma janela no browser com diferentes requisições <text:s/></text:p>
      <text:p text:style-name="P9"/>
      <text:p text:style-name="P15">Aula #05</text:p>
      <text:p text:style-name="P15"/>
      <text:p text:style-name="P16">Tipos primitivos. <text:span text:style-name="T60">Os tipos de variáveis no JS são diferentes. Sobre os comandos aprendidos na aula passada é preciso guardá-los em variáveis para podermos trabalharmos com ela.</text:span><text:span text:style-name="T61"> Window.confirm e window.prompt.</text:span></text:p>
      <text:p text:style-name="P16"><text:span text:style-name="T60">Para fazer comentário no JS //comentário ou /* código */ .</text:span></text:p>
      <text:p text:style-name="P20"><text:span text:style-name="T7">Variáveis servem para guardar informações na memória. = significa recebe, null significa nula. Para utilizarmos variáveis no JS usa-se a palavra </text:span><text:span text:style-name="T14">var </text:span><text:span text:style-name="T7">ou </text:span><text:span text:style-name="T14">let. </text:span></text:p>
      <text:p text:style-name="P20"><text:span text:style-name="T10">E</text:span><text:span text:style-name="T9">xp.: var n1 = 2 </text:span><text:span text:style-name="T10">|| let n2 = 3</text:span><text:span text:style-name="T9">. </text:span><text:span text:style-name="T10"><text:s/></text:span></text:p>
      <text:p text:style-name="P20"><text:span text:style-name="T10"/></text:p>
      <text:p text:style-name="P20"><text:soft-page-break/><text:span text:style-name="T10">Para receber variáveis do tipo String se usa o aspas seja ela dupla “ blabla”, apostolo ’ blabla <text:s/>‘ou a crase ` blabla ` </text:span></text:p>
      <text:p text:style-name="P20"><text:span text:style-name="T10">Exp.: var s1 = “ blabla ” || var s2 = ‘ blabla ’ || var s3 = ´ blabla ´.</text:span></text:p>
      <text:p text:style-name="P21"><text:span text:style-name="T10">p</text:span><text:span text:style-name="T11">ara mais informações sobre as aspas: </text:span><text:a xlink:type="simple" xlink:href="https://blog.matheuscastiglioni.com.br/string-em-javascript-com-aspas-simples-ou-duplas/" text:style-name="Internet_20_link" text:visited-style-name="Visited_20_Internet_20_Link"><text:span text:style-name="T8">https://blog.matheuscastiglioni.com.br/string-em-javascript-com-aspas-simples-ou-duplas/</text:span></text:a></text:p>
      <text:p text:style-name="P24"><text:span text:style-name="T8">Regras para nomeação dos identificadores:</text:span></text:p>
      <text:list xml:id="list384864940" text:style-name="L1">
        <text:list-item>
          <text:p text:style-name="P25"><text:span text:style-name="T8">Pode começar com letra, $ ou _</text:span></text:p>
        </text:list-item>
        <text:list-item>
          <text:p text:style-name="P25"><text:span text:style-name="T8">Não podem começar com números</text:span></text:p>
        </text:list-item>
        <text:list-item>
          <text:p text:style-name="P25"><text:span text:style-name="T8">É possível usar letras ou números</text:span></text:p>
        </text:list-item>
        <text:list-item>
          <text:p text:style-name="P25"><text:span text:style-name="T8">É possível usar acentos e símbolos </text:span></text:p>
        </text:list-item>
        <text:list-item>
          <text:p text:style-name="P25"><text:span text:style-name="T8">Não podem conter espaços</text:span></text:p>
        </text:list-item>
        <text:list-item>
          <text:p text:style-name="P25"><text:span text:style-name="T8">Não podem ser palavras reservadas</text:span></text:p>
        </text:list-item>
      </text:list>
      <text:p text:style-name="P20"><text:span text:style-name="T10">Para eu entrar no Node.js eu posso entrar através do terminal ou através do terminal que o próprio VS code possuí </text:span><text:span text:style-name="T11">(crtl + shift + cráse) porém como estou usando linux dps que eu abrir o terminal no vs code ainda sim preciso abrir o node com o comando node</text:span></text:p>
      <text:p text:style-name="P20"><draw:frame draw:style-name="fr2" draw:name="Image2" text:anchor-type="char" svg:width="17cm" svg:height="2.27cm" draw:z-index="1"><draw:image xlink:href="Pictures/10000201000002A90000005B3B4C1717BCBB88C6.png" xlink:type="simple" xlink:show="embed" xlink:actuate="onLoad" loext:mime-type="image/png"/></draw:frame><text:span text:style-name="T11"/></text:p>
      <text:p text:style-name="P26"><text:span text:style-name="T8">dicas </text:span><text:span text:style-name="T12">sobre nomes de variáveis</text:span><text:span text:style-name="T8">: </text:span></text:p>
      <text:list xml:id="list1910196750" text:style-name="L2">
        <text:list-item>
          <text:p text:style-name="P27"><text:span text:style-name="T8">Variáveis Maiúsculas e minúsculas fazem diferença</text:span></text:p>
        </text:list-item>
        <text:list-item>
          <text:p text:style-name="P27"><text:span text:style-name="T10">E</text:span><text:span text:style-name="T8">scolher nomes coerentes para as variáveis</text:span></text:p>
        </text:list-item>
      </text:list>
      <text:p text:style-name="P26"><text:span text:style-name="T8"><text:s/></text:span><text:span text:style-name="T12">Alguns tipos primitivos em JS</text:span></text:p>
      <text:p text:style-name="P26"><draw:frame draw:style-name="fr2" draw:name="Image3" text:anchor-type="char" svg:width="17cm" svg:height="8.393cm" draw:z-index="2"><draw:image xlink:href="Pictures/1000020100000371000001B3EA142E870BA6D308.png" xlink:type="simple" xlink:show="embed" xlink:actuate="onLoad" loext:mime-type="image/png"/></draw:frame><text:span text:style-name="T12"/></text:p>
      <text:p text:style-name="P22"><text:span text:style-name="T10">N</text:span><text:span text:style-name="T12">o JS diferente de outras linguagens a priori não trata de forma diferente o tipo </text:span><text:span text:style-name="T16">float </text:span><text:span text:style-name="T12">do tipo </text:span><text:span text:style-name="T16">integer</text:span><text:span text:style-name="T12">, todos eles são do tipo </text:span><text:span text:style-name="T16">number</text:span><text:span text:style-name="T12">.</text:span></text:p>
      <text:p text:style-name="P28"><text:span text:style-name="T12"/></text:p>
      <text:p text:style-name="P28"><text:soft-page-break/><text:span text:style-name="T8">No curso será tratado bastante esse tipos de dados </text:span></text:p>
      <text:p text:style-name="P28"><draw:frame draw:style-name="fr1" draw:name="Image4" text:anchor-type="char" svg:width="6.72cm" svg:height="8.44cm" draw:z-index="3"><draw:image xlink:href="Pictures/10000201000000FE0000013FBCDE5EBEF8F51AAE.png" xlink:type="simple" xlink:show="embed" xlink:actuate="onLoad" loext:mime-type="image/png"/></draw:frame><text:span text:style-name="T8"><text:s/></text:span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>mas vale lembrar que no JS existem outros tipos primitivos, segue alguns exemplos </text:span></text:p>
      <text:p text:style-name="P28"><draw:frame draw:style-name="fr1" draw:name="Image5" text:anchor-type="char" svg:width="6.668cm" svg:height="12.118cm" draw:z-index="4"><draw:image xlink:href="Pictures/10000201000000FC000001CA0ECA4311CBDC08CD.png" xlink:type="simple" xlink:show="embed" xlink:actuate="onLoad" loext:mime-type="image/png"/></draw:frame><text:span text:style-name="T8"><text:s/></text:span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><text:s/></text:span></text:p>
      <text:p text:style-name="P32"><text:span text:style-name="T8">JS (achei essa informação incrível) é orientado a objetos. No JS existe um comando muito bom o </text:span><text:span text:style-name="T15">typeof </text:span><text:span text:style-name="T12">(tipo de) serve para mostrar um tipo da variável. </text:span></text:p>
      <text:p text:style-name="P32"><text:span text:style-name="T12"/></text:p>
      <text:p text:style-name="P32"><text:soft-page-break/><text:span text:style-name="T12">Vamos a</text:span><text:span text:style-name="T13">o</text:span><text:span text:style-name="T12"> exemplo:</text:span></text:p>
      <text:p text:style-name="P32"><draw:frame draw:style-name="fr1" draw:name="Image6" text:anchor-type="char" svg:width="9.128cm" svg:height="3.016cm" draw:z-index="5"><draw:image xlink:href="Pictures/100002010000015900000072680D7688AF5E4864.png" xlink:type="simple" xlink:show="embed" xlink:actuate="onLoad" loext:mime-type="image/png"/></draw:frame><text:span text:style-name="T12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3"><text:span text:style-name="T13">Quando estou definindo uma variável eu não defino o tipo primitivo dela, eu apenas defino que ela será um espaço na memória, ou seja a minha variavel pode mudar conforme o programa for rodando (chocado) </text:span></text:p>
      <text:p text:style-name="P23"><draw:frame draw:style-name="fr1" draw:name="Image7" text:anchor-type="char" svg:width="8.573cm" svg:height="6.271cm" draw:z-index="6"><draw:image xlink:href="Pictures/1000020100000144000000ED7383DF86AD7694C6.png" xlink:type="simple" xlink:show="embed" xlink:actuate="onLoad" loext:mime-type="image/png"/></draw:frame><text:span text:style-name="T13"><text:s/></text:span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3"><text:span text:style-name="T13"/></text:p>
      <text:p text:style-name="P29"><text:span text:style-name="T13">p</text:span><text:span text:style-name="T8">osso fazer tanto para a </text:span><text:span text:style-name="T15">var/let </text:span><text:span text:style-name="T8">quanto diretamente para o atributo, isso é conhecido como typeof literal</text:span></text:p>
      <text:p text:style-name="P29"><draw:frame draw:style-name="fr1" draw:name="Image8" text:anchor-type="char" svg:width="8.916cm" svg:height="8.784cm" draw:z-index="7"><draw:image xlink:href="Pictures/10000201000001510000014C91C3876A90EA6651.png" xlink:type="simple" xlink:show="embed" xlink:actuate="onLoad" loext:mime-type="image/png"/></draw:frame><text:span text:style-name="T8"><text:s/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draw:frame draw:style-name="fr1" draw:name="Image9" text:anchor-type="char" svg:width="6.324cm" svg:height="1.058cm" draw:z-index="8"><draw:image xlink:href="Pictures/10000201000000EF000000284A4CBCB4557F41FF.png" xlink:type="simple" xlink:show="embed" xlink:actuate="onLoad" loext:mime-type="image/png"/></draw:frame><text:span text:style-name="T8"><text:tab/><text:tab/></text:span></text:p>
      <text:p text:style-name="P29"><text:span text:style-name="T8"/></text:p>
      <text:p text:style-name="P29"><text:span text:style-name="T30"/></text:p>
      <text:p text:style-name="P30"><text:soft-page-break/><text:span text:style-name="T33">Existe uma diferença semântica entre </text:span><text:span text:style-name="Source_20_Text"><text:span text:style-name="T44">null </text:span></text:span><text:span text:style-name="Source_20_Text"><text:span text:style-name="T35">e </text:span></text:span><text:span text:style-name="Source_20_Text"><text:span text:style-name="T44">undefined</text:span></text:span><text:span text:style-name="T33">: o valor null é utilizado para indicar a ausência de um </text:span><text:span text:style-name="Emphasis"><text:span text:style-name="T73">objeto</text:span></text:span><text:span text:style-name="T33">, enquanto </text:span><text:span text:style-name="Source_20_Text"><text:span text:style-name="T44">undefined <text:s/></text:span></text:span><text:span text:style-name="T33">indica a ausência de um valor qualquer. </text:span></text:p>
      <text:p text:style-name="P31"><text:span text:style-name="T45">Undefined: </text:span><text:span text:style-name="T30">valor primitivo utilizado quando uma variável não teve valor atribuido</text:span></text:p>
      <text:p text:style-name="P31"><text:span text:style-name="T30">Null: valor primitivo que representa a ausência intencional de um valor de obje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H13M38S</meta:editing-duration>
    <meta:editing-cycles>11</meta:editing-cycles>
    <meta:generator>LibreOffice/6.4.3.2$Linux_X86_64 LibreOffice_project/40$Build-2</meta:generator>
    <dc:date>2020-05-22T01:51:09.672035978</dc:date>
    <meta:document-statistic meta:table-count="0" meta:image-count="9" meta:object-count="0" meta:page-count="5" meta:paragraph-count="50" meta:word-count="584" meta:character-count="3485" meta:non-whitespace-character-count="2923"/>
  </office:meta>
</office:document-meta>
</file>